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8cm" svg:height="1.6cm" svg:x="2cm" svg:y="4.3cm">
          <text:p text:style-name="P1">Oferta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5.9cm" svg:height="1.3cm" svg:x="2.3cm" svg:y="2.3cm">
          <draw:text-box>
            <text:p><text:span text:style-name="T1">Nombre de empresario</text:span></text:p>
          </draw:text-box>
        </draw:frame>
        <draw:custom-shape draw:style-name="gr1" draw:text-style-name="P1" draw:layer="layout" svg:width="11.8cm" svg:height="1.6cm" svg:x="2cm" svg:y="6.4cm">
          <text:p text:style-name="P1">Oferta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8.8cm">
          <text:p text:style-name="P1">Oferta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1.1cm">
          <text:p text:style-name="P1">Oferta 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3.5cm">
          <text:p text:style-name="P1">Oferta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5.8cm">
          <text:p text:style-name="P1">Oferta 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20.7cm">
          <text:p text:style-name="P1">Oferta 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1.8cm" svg:height="1.6cm" svg:x="2cm" svg:y="18.2cm">
          <text:p text:style-name="P1">Oferta 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9cm" svg:height="1.9cm" svg:x="15.306cm" svg:y="9.6cm">
          <text:p text:style-name="P1">Añadir</text:p>
          <text:p text:style-name="P1">empresa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3.9cm" svg:height="2cm" svg:x="15.3cm" svg:y="7.1cm">
          <text:p text:style-name="P1">Modificar</text:p>
          <text:p text:style-name="P1">oferta</text:p>
        </draw:rect>
        <draw:custom-shape draw:style-name="gr4" draw:text-style-name="P1" draw:layer="layout" svg:width="4.3cm" svg:height="0.8cm" svg:x="9.5cm" svg:y="20.7cm">
          <text:p text:style-name="P1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cm" svg:height="0.8cm" svg:x="9.5cm" svg:y="18.2cm">
          <text:p text:style-name="P1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cm" svg:height="0.8cm" svg:x="9.5cm" svg:y="15.8cm">
          <text:p text:style-name="P1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cm" svg:height="0.8cm" svg:x="9.5cm" svg:y="13.5cm">
          <text:p text:style-name="P1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cm" svg:height="0.8cm" svg:x="9.5cm" svg:y="11.1cm">
          <text:p text:style-name="P1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cm" svg:height="0.8cm" svg:x="9.5cm" svg:y="8.8cm">
          <text:p text:style-name="P1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3cm" svg:height="0.8cm" svg:x="9.5cm" svg:y="6.4cm">
          <text:p text:style-name="P1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cm" svg:height="0.8cm" svg:x="9.5cm" svg:y="4.3cm">
          <text:p text:style-name="P1">Salario Horari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" draw:layer="layout" svg:width="3.9cm" svg:height="2.3cm" svg:x="15.3cm" svg:y="4.4cm">
          <text:p text:style-name="P1">Añadir</text:p>
          <text:p text:style-name="P1">oferta</text:p>
        </draw:rect>
        <draw:rect draw:style-name="gr3" draw:text-style-name="P4" draw:layer="layout" svg:width="3.9cm" svg:height="1.6cm" svg:x="15.3cm" svg:y="13.6cm">
          <text:p text:style-name="P4"><text:span text:style-name="T2">Cerrar</text:span></text:p>
          <text:p text:style-name="P4"><text:span text:style-name="T2">sesió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1:23:34.67</meta:creation-date>
    <dc:date>2020-09-03T13:37:32.04</dc:date>
    <meta:editing-duration>PT23M13S</meta:editing-duration>
    <meta:editing-cycles>5</meta:editing-cycles>
    <meta:generator>OpenOffice/4.1.7$Win32 OpenOffice.org_project/417m1$Build-9800</meta:generator>
    <meta:document-statistic meta:object-count="21"/>
  </office:meta>
</office:document-meta>
</file>